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normal" officeooo:paragraph-rsid="0011adbb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size="20pt" fo:font-weight="normal" officeooo:rsid="0011adbb" officeooo:paragraph-rsid="0011adbb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bold" officeooo:rsid="0011adbb" officeooo:paragraph-rsid="0011adbb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paragraph-rsid="001318ba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4c328" officeooo:paragraph-rsid="0014c328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4fb7c" officeooo:paragraph-rsid="0014fb7c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normal" officeooo:paragraph-rsid="0011adbb" style:font-size-asian="20pt" style:font-weight-asian="normal" style:font-size-complex="20pt" style:font-weight-complex="normal"/>
    </style:style>
    <style:style style:name="P8" style:family="paragraph" style:parent-style-name="Standard">
      <style:text-properties fo:font-size="20pt" fo:font-weight="normal" officeooo:rsid="001318ba" officeooo:paragraph-rsid="001318ba" style:font-size-asian="20pt" style:font-weight-asian="normal" style:font-size-complex="20pt" style:font-weight-complex="normal"/>
    </style:style>
    <style:style style:name="P9" style:family="paragraph" style:parent-style-name="Standard">
      <style:text-properties fo:font-size="20pt" fo:font-weight="normal" officeooo:paragraph-rsid="001318ba" style:font-size-asian="20pt" style:font-weight-asian="normal" style:font-size-complex="20pt" style:font-weight-complex="normal"/>
    </style:style>
    <style:style style:name="P10" style:family="paragraph" style:parent-style-name="Standard">
      <style:text-properties fo:font-size="20pt" fo:font-weight="normal" officeooo:rsid="0014c328" officeooo:paragraph-rsid="0014c328" style:font-size-asian="20pt" style:font-weight-asian="normal" style:font-size-complex="20pt" style:font-weight-complex="normal"/>
    </style:style>
    <style:style style:name="P11" style:family="paragraph" style:parent-style-name="Standard">
      <style:text-properties fo:font-size="20pt" fo:font-weight="normal" officeooo:rsid="0011adbb" officeooo:paragraph-rsid="0011adbb" style:font-size-asian="20pt" style:font-weight-asian="normal" style:font-size-complex="20pt" style:font-weight-complex="normal"/>
    </style:style>
    <style:style style:name="P12" style:family="paragraph" style:parent-style-name="Standard">
      <style:text-properties fo:font-size="20pt" fo:font-weight="normal" officeooo:rsid="0014fb7c" officeooo:paragraph-rsid="0014fb7c" style:font-size-asian="20pt" style:font-weight-asian="normal" style:font-size-complex="20pt" style:font-weight-complex="normal"/>
    </style:style>
    <style:style style:name="T1" style:family="text">
      <style:text-properties officeooo:rsid="0011adbb"/>
    </style:style>
    <style:style style:name="T2" style:family="text">
      <style:text-properties officeooo:rsid="001318ba"/>
    </style:style>
    <style:style style:name="T3" style:family="text">
      <style:text-properties officeooo:rsid="0014c328"/>
    </style:style>
    <style:style style:name="T4" style:family="text">
      <style:text-properties style:text-underline-style="solid" style:text-underline-width="auto" style:text-underline-color="font-color" officeooo:rsid="001318b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adbb" style:font-weight-asian="bold" style:font-weight-complex="bold"/>
    </style:style>
    <style:style style:name="T7" style:family="text">
      <style:text-properties fo:font-weight="bold" officeooo:rsid="0014c328" style:font-weight-asian="bold" style:font-weight-complex="bold"/>
    </style:style>
    <style:style style:name="T8" style:family="text">
      <style:text-properties fo:font-weight="bold" officeooo:rsid="0014fb7c" style:font-weight-asian="bold" style:font-weight-complex="bold"/>
    </style:style>
    <style:style style:name="T9" style:family="text">
      <style:text-properties officeooo:rsid="0014fb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PU Setup in <text:span text:style-name="T2">U</text:span>buntu 18 <text:span text:style-name="T3">or 17 </text:span>with GTX 1080 <text:span text:style-name="T2">GPU and conda environment</text:span> :</text:p>
      <text:p text:style-name="P1"/>
      <text:p text:style-name="P8"><text:span text:style-name="T3">Assumption: </text:span>conda env is already setup with python version! <text:span text:style-name="T3">Also basic pakages are installed!</text:span></text:p>
      <text:p text:style-name="P10"/>
      <text:p text:style-name="P4"><text:span text:style-name="T4">Step-wise command:</text:span></text:p>
      <text:p text:style-name="P1"><text:s/>sudo nano ~/.bashrc <text:span text:style-name="T1">(</text:span><text:span text:style-name="T6">add few lines of code for conda Path – </text:span><text:span text:style-name="T7">refer the installation steps for </text:span><text:span text:style-name="T8">conda</text:span><text:span text:style-name="T1">)</text:span></text:p>
      <text:p text:style-name="P1"/>
      <text:p text:style-name="P1"><text:s/>source ~/.bashrc</text:p>
      <text:p text:style-name="P1"><text:s/>conda init </text:p>
      <text:p text:style-name="P1"><text:s/>conda activate tf_gpu</text:p>
      <text:p text:style-name="P1"><text:s/>python ~/Desktop/check_gpu.py <text:span text:style-name="T9">(Script written to execute basic commands and check status of GPU and CUDA)</text:span></text:p>
      <text:p text:style-name="P1"><text:s/>nvidia-smi</text:p>
      <text:p text:style-name="P1"><text:s/>python --version</text:p>
      <text:p text:style-name="P1"><text:s/>cd Downloads/</text:p>
      <text:p text:style-name="P1"/>
      <text:p text:style-name="P6">(Download CUDA 9.0 version for ubuntu 64 bit -&gt; local file from official site)</text:p>
      <text:p text:style-name="P1"><text:s/>sudo chmod +x cuda_9.0.176_384.81_linux.run</text:p>
      <text:p text:style-name="P2">(<text:span text:style-name="T5">press enter till it reaches 100%</text:span>)</text:p>
      <text:p text:style-name="P2"/>
      <text:p text:style-name="P1"><text:s/>sudo ./cuda_9.0.176_384.81_linux.run –override</text:p>
      <text:p text:style-name="P1"/>
      <text:p text:style-name="P6">(Download CUDNN 9.0 64 bit ubuntu os)</text:p>
      <text:p text:style-name="P1"><text:s/>tar -zxvf cudnn-9.0-linux-x64-v7.6.1.34.tgz </text:p>
      <text:p text:style-name="P1"/>
      <text:p text:style-name="P1"><text:s/>sudo cp -P cuda/lib64/libcudnn* <text:s/>/usr/local/cuda-9.0/lib64/</text:p>
      <text:p text:style-name="P1"><text:s/>sudo cp cuda/include/cudnn.h <text:s/>/usr/local/cuda-9.0/include/</text:p>
      <text:p text:style-name="P1"><text:soft-page-break/></text:p>
      <text:p text:style-name="P9"><text:s/>sudo chmod a+r /usr/local/cuda-9.0/include/cudnn.h <text:s text:c="2"/><text:span text:style-name="T3">(</text:span><text:span text:style-name="T7">space</text:span><text:span text:style-name="T3">) </text:span>/usr/local/cuda/lib64/libcudnn*</text:p>
      <text:p text:style-name="P1"/>
      <text:p text:style-name="P1"><text:s/>sudo apt-get install libcupti-dev</text:p>
      <text:p text:style-name="P1"/>
      <text:p text:style-name="P9"><text:s/>sudo <text:span text:style-name="T2">nano</text:span> ~/.bashrc <text:span text:style-name="T1">(</text:span><text:span text:style-name="T6">add few lines of code for CUDA Path</text:span><text:span text:style-name="T1">)</text:span></text:p>
      <text:p text:style-name="P9"/>
      <text:p text:style-name="P1"><text:s/>source ~/.bashrc</text:p>
      <text:p text:style-name="P1"><text:s/>conda activate tf_gpu</text:p>
      <text:p text:style-name="P1"><text:s/>nvcc –version</text:p>
      <text:p text:style-name="P1"/>
      <text:p text:style-name="P1"><text:s/>pip install tensorflow-gpu==1.7</text:p>
      <text:p text:style-name="P1"/>
      <text:p text:style-name="P5">(Restart system)</text:p>
      <text:p text:style-name="P10"/>
      <text:p text:style-name="P1"><text:s/>sudo apt install nvidia-modprobe</text:p>
      <text:p text:style-name="P1"/>
      <text:p text:style-name="P1"><text:s/>conda install tensorflow-gpu==1.7</text:p>
      <text:p text:style-name="P1"/>
      <text:p text:style-name="P5">(Restart the system)</text:p>
      <text:p text:style-name="P5"/>
      <text:p text:style-name="P1"><text:s/>python ~/Desktop/check_gpu.py</text:p>
      <text:p text:style-name="P1"><text:s/>nvidia-smi</text:p>
      <text:p text:style-name="P1"/>
      <text:p text:style-name="P1"><text:s/>sudo -E pip install tf-nightly</text:p>
      <text:p text:style-name="P1"><text:s/></text:p>
      <text:p text:style-name="P5">(Restart system)</text:p>
      <text:p text:style-name="P5"/>
      <text:p text:style-name="P5"/>
      <text:p text:style-name="P5"><text:soft-page-break/>Mention in your <text:span text:style-name="T9">running </text:span>script below <text:span text:style-name="T9">for </text:span>3 lines of code:</text:p>
      <text:p text:style-name="P10">import os</text:p>
      <text:p text:style-name="P10">os.environ[“CUDA_DEVICE_ORDER”]=”PCI_BUS_ID”</text:p>
      <text:p text:style-name="P10">os.environ[“CUDA_VISIBLE_DEVICES”]=”1”</text:p>
      <text:p text:style-name="P10"/>
      <text:p text:style-name="P5"/>
      <text:p text:style-name="P5">Finally run your script!!</text:p>
      <text:p text:style-name="P5"/>
      <text:p text:style-name="P5"/>
      <text:p text:style-name="P5"/>
      <text:p text:style-name="P6">in ~/.bashrc CUDA Path:</text:p>
      <text:p text:style-name="P12">export PATH=/usr/local/cuda-9.0/bin${PATH:+:${PATH}}</text:p>
      <text:p text:style-name="P12">export LD_LIBRARY_PATH=/usr/local/cuda/lib64${LD_LIBRARY_PATH:+:${LD_LIBRARY_PAT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5:31:06.236580502</meta:creation-date>
    <dc:date>2019-07-18T16:10:36.056132338</dc:date>
    <meta:editing-duration>PT16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202" meta:character-count="1677" meta:non-whitespace-character-count="1485"/>
  </office:meta>
</office:document-meta>
</file>